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color="#3333ff" fo:font-size="14pt" officeooo:rsid="00052a34" officeooo:paragraph-rsid="00052a34" style:font-size-asian="12.25pt" style:font-size-complex="14pt"/>
    </style:style>
    <style:style style:name="P2" style:family="paragraph" style:parent-style-name="Standard">
      <style:text-properties fo:color="#0000ff" fo:font-size="14pt" officeooo:rsid="00081581" officeooo:paragraph-rsid="00081581" style:font-size-asian="12.25pt" style:font-size-complex="14pt"/>
    </style:style>
    <style:style style:name="P3" style:family="paragraph" style:parent-style-name="Standard">
      <style:text-properties fo:color="#000000" fo:font-size="13pt" officeooo:rsid="00081581" officeooo:paragraph-rsid="00081581" style:font-size-asian="11.3500003814697pt" style:font-size-complex="13pt"/>
    </style:style>
    <style:style style:name="P4" style:family="paragraph" style:parent-style-name="Standard">
      <style:text-properties fo:color="#0000cc" fo:font-size="15pt" officeooo:rsid="00052a34" officeooo:paragraph-rsid="00052a34" style:font-size-asian="15pt" style:font-size-complex="15pt"/>
    </style:style>
    <style:style style:name="P5" style:family="paragraph" style:parent-style-name="Standard">
      <style:text-properties fo:color="#0000cc" fo:font-size="14pt" officeooo:rsid="00067eda" officeooo:paragraph-rsid="00067eda" style:font-size-asian="12.25pt" style:font-size-complex="14pt"/>
    </style:style>
    <style:style style:name="T1" style:family="text">
      <style:text-properties fo:color="#0000ff" style:font-name="Comfortaa"/>
    </style:style>
    <style:style style:name="T2" style:family="text">
      <style:text-properties fo:color="#0000ff" style:font-name="Comfortaa" fo:font-size="15pt" officeooo:rsid="00052a34" style:font-size-asian="13.1000003814697pt" style:font-size-complex="15pt"/>
    </style:style>
    <style:style style:name="T3" style:family="text">
      <style:text-properties style:font-name="Comfortaa"/>
    </style:style>
    <style:style style:name="T4" style:family="text">
      <style:text-properties fo:color="#000000" style:font-name="Comfortaa"/>
    </style:style>
    <style:style style:name="T5" style:family="text">
      <style:text-properties fo:color="#000000" style:font-name="Comfortaa" fo:font-size="13pt" style:font-size-asian="13pt" style:font-size-complex="13pt"/>
    </style:style>
    <style:style style:name="T6" style:family="text">
      <style:text-properties fo:color="#000000" style:font-name="Comfortaa" fo:font-size="13pt" officeooo:rsid="00067eda" style:font-size-asian="13pt" style:font-size-complex="13pt"/>
    </style:style>
    <style:style style:name="T7" style:family="text">
      <style:text-properties fo:color="#000000" style:font-name="Comfortaa" fo:font-size="13pt" style:font-size-asian="11.3500003814697pt" style:font-size-complex="13pt"/>
    </style:style>
    <style:style style:name="T8" style:family="text">
      <style:text-properties fo:color="#000000" style:font-name="Comfortaa" fo:font-size="13pt" officeooo:rsid="00067eda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3"/><text:span text:style-name="T2">Çanakkale Ticaret Sistemi</text:span></text:p>
      <text:p text:style-name="P4"><text:span text:style-name="T3">Amacı:</text:span></text:p>
      <text:p text:style-name="P1"><text:span text:style-name="T3"/></text:p>
      <text:p text:style-name="P1"><text:span text:style-name="T3">Müşteriler İçin:</text:span><text:span text:style-name="T5">Aradıkları ürünü çanakkalede en uygun fiyasata santan işletmeyi bulmak/online olarak satın almak </text:span><text:span text:style-name="T6">ve aradıkları ürünü satan kendilerine en yakın işletmeyi bulmak.</text:span></text:p>
      <text:p text:style-name="P1"><text:span text:style-name="T5"/></text:p>
      <text:p text:style-name="P1"><text:span text:style-name="T3">İşletmeler İçin:</text:span><text:span text:style-name="T7">Ürünlerini internet üzerinden </text:span><text:span text:style-name="T8">uygun maliyet ile</text:span><text:span text:style-name="T7"> tanıtmak veya satmak.</text:span></text:p>
      <text:p text:style-name="P1"><text:span text:style-name="T7"/></text:p>
      <text:p text:style-name="P5"><text:span text:style-name="T3">Nasıl Gelir Elde Edilecek:</text:span></text:p>
      <text:p text:style-name="P3"><text:span text:style-name="T3">İşletmeler aylık olarak cüzzi ödemeler yapacak.</text:span></text:p>
      <text:p text:style-name="P3"><text:span text:style-name="T3"/></text:p>
      <text:p text:style-name="P2"><text:span text:style-name="T3">Sistem Nasıl Çalışacak: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mfortaa" svg:font-family="Comforta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man Azgin</meta:initial-creator>
    <meta:creation-date>2015-05-11T19:55:43.828028462</meta:creation-date>
    <dc:date>2015-05-12T01:23:58.596781004</dc:date>
    <dc:creator>Osman Azgin</dc:creator>
    <meta:editing-duration>PT4H27M43S</meta:editing-duration>
    <meta:editing-cycles>1</meta:editing-cycles>
    <meta:document-statistic meta:table-count="0" meta:image-count="0" meta:object-count="0" meta:page-count="1" meta:paragraph-count="7" meta:word-count="49" meta:character-count="432" meta:non-whitespace-character-count="347"/>
    <meta:generator>LibreOffice/4.3.6.2$Linux_X86_64 LibreOffice_project/430$Build-2</meta:generator>
  </office:meta>
</office:document-meta>
</file>